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C0000011EB061E7C5A6239D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6.658cm" svg:height="16.842cm" draw:z-index="0"><draw:image xlink:href="Pictures/10000201000000EC0000011EB061E7C5A6239D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09:59:15.273261463</meta:creation-date>
    <meta:print-date>2020-11-20T10:00:16.220334507</meta:print-date>
    <dc:date>2020-11-20T10:00:32.005546246</dc:date>
    <meta:editing-duration>PT1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